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121f" officeooo:paragraph-rsid="0013121f"/>
    </style:style>
    <style:style style:name="P2" style:family="paragraph" style:parent-style-name="Standard">
      <style:text-properties officeooo:rsid="0013ba62" officeooo:paragraph-rsid="0013ba62"/>
    </style:style>
    <style:style style:name="P3" style:family="paragraph" style:parent-style-name="Standard">
      <style:text-properties officeooo:rsid="00149db6" officeooo:paragraph-rsid="00149db6"/>
    </style:style>
    <style:style style:name="P4" style:family="paragraph" style:parent-style-name="Standard">
      <style:text-properties officeooo:rsid="00149db6" officeooo:paragraph-rsid="00149db6"/>
    </style:style>
    <style:style style:name="P5" style:family="paragraph" style:parent-style-name="Standard">
      <style:text-properties officeooo:rsid="0015c7e9" officeooo:paragraph-rsid="0015c7e9"/>
    </style:style>
    <style:style style:name="P6" style:family="paragraph" style:parent-style-name="Standard">
      <style:text-properties officeooo:rsid="001774df" officeooo:paragraph-rsid="001774df"/>
    </style:style>
    <style:style style:name="P7" style:family="paragraph" style:parent-style-name="Standard">
      <style:text-properties officeooo:rsid="0017ef42" officeooo:paragraph-rsid="0017ef42"/>
    </style:style>
    <style:style style:name="P8" style:family="paragraph" style:parent-style-name="Standard">
      <style:text-properties officeooo:rsid="0019e188" officeooo:paragraph-rsid="0019e188"/>
    </style:style>
    <style:style style:name="P9" style:family="paragraph" style:parent-style-name="Standard">
      <style:paragraph-properties fo:break-before="page"/>
      <style:text-properties officeooo:rsid="0015c7e9" officeooo:paragraph-rsid="0015c7e9"/>
    </style:style>
    <style:style style:name="P10" style:family="paragraph" style:parent-style-name="Text_20_body">
      <style:text-properties officeooo:rsid="0019e188" officeooo:paragraph-rsid="0019e188"/>
    </style:style>
    <style:style style:name="T1" style:family="text">
      <style:text-properties officeooo:rsid="0013ba6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9e188"/>
    </style:style>
    <style:style style:name="T4" style:family="text">
      <style:text-properties fo:color="#0000ff"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 the notes : the arpeggio w arrow up</text:p>
      <text:p text:style-name="P1">first q was does the 7/3 relate to top note</text:p>
      <text:p text:style-name="P1"/>
      <text:p text:style-name="P1">figures w black keys make no sense</text:p>
      <text:p text:style-name="P1"/>
      <text:p text:style-name="P1">specificity of the range</text:p>
      <text:p text:style-name="P1"/>
      <text:p text:style-name="P1">hand sized roll</text:p>
      <text:p text:style-name="P1"/>
      <text:p text:style-name="P1">articulation of <text:span text:style-name="T1">melody (hiding)</text:span></text:p>
      <text:p text:style-name="P1"/>
      <text:p text:style-name="P2">seventh chords as <text:span text:style-name="T2">grouped</text:span> ideas or disjointed</text:p>
      <text:p text:style-name="P2"/>
      <text:p text:style-name="P2">visually </text:p>
      <text:p text:style-name="P2"/>
      <text:p text:style-name="P3">Phrase 2</text:p>
      <text:p text:style-name="P3"/>
      <text:p text:style-name="P3"><text:tab/>add figures</text:p>
      <text:p text:style-name="P3"><text:tab/>directions</text:p>
      <text:p text:style-name="P3"><text:tab/>starting notes</text:p>
      <text:p text:style-name="P3"/>
      <text:p text:style-name="P3"/>
      <text:p text:style-name="P5"/>
      <text:p text:style-name="P9">Composition Studio 11/16</text:p>
      <text:p text:style-name="P5"/>
      <text:p text:style-name="P6">definition of soprano (more or less)</text:p>
      <text:p text:style-name="P6">block chords</text:p>
      <text:p text:style-name="P6"/>
      <text:p text:style-name="P6">aleatoric // </text:p>
      <text:p text:style-name="P6"/>
      <text:p text:style-name="P7">more harmonic areas</text:p>
      <text:p text:style-name="P7"/>
      <text:p text:style-name="P7">figured bass ? More inversions</text:p>
      <text:p text:style-name="P7"><text:tab/>density</text:p>
      <text:p text:style-name="P7"><text:tab/>dissonance/consonance</text:p>
      <text:p text:style-name="P7"/>
      <text:p text:style-name="P7">size of arpeggios</text:p>
      <text:p text:style-name="P7"><text:tab/>up down</text:p>
      <text:p text:style-name="P7"><text:tab/>interrupted</text:p>
      <text:p text:style-name="P7"><text:tab/>detailed in graphic notation</text:p>
      <text:p text:style-name="P7"/>
      <text:p text:style-name="P7">explode the RH with diads, rhythm</text:p>
      <text:p text:style-name="P7"><text:tab/>interrupt the line </text:p>
      <text:p text:style-name="P7"><text:tab/><text:span text:style-name="T3">more detail</text:span></text:p>
      <text:p text:style-name="P7"><text:tab/><text:span text:style-name="T3">melody</text:span></text:p>
      <text:p text:style-name="P7"/>
      <text:p text:style-name="P8">speed up more and more until exploding into Feldman</text:p>
      <text:p text:style-name="P8"/>
      <text:p text:style-name="P8">additive synthesis</text:p>
      <text:p text:style-name="P8"/>
      <text:p text:style-name="P8">sustain for energy ?</text:p>
      <text:p text:style-name="P8"/>
      <text:p text:style-name="P8">Relationship between rates of hands</text:p>
      <text:p text:style-name="P8"/>
      <text:p text:style-name="P10"><text:a xlink:type="simple" xlink:href="https://www.youtube.com/watch?v=xpPNiYij518" text:style-name="Internet_20_link" text:visited-style-name="Visited_20_Internet_20_Link"><text:span text:style-name="T4">https://www.youtube.com/watch?v=xpPNiYij518</text:span></text:a> </text:p>
      <text:p text:style-name="P8">Lachenmann serenade, quietly sostenuto subtleties with resonanc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1T13:08:43.854828778</meta:creation-date>
    <dc:date>2020-11-16T23:00:08.324754581</dc:date>
    <meta:editing-duration>PT5H5M15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34" meta:word-count="125" meta:character-count="820" meta:non-whitespace-character-count="714"/>
  </office:meta>
</office:document-meta>
</file>